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margin-top="1.251cm" fo:margin-bottom="0cm" style:contextual-spacing="false" fo:text-align="center" style:justify-single-word="false"/>
    </style:style>
    <style:style style:name="P2" style:family="paragraph" style:parent-style-name="Text_20_body">
      <style:paragraph-properties fo:margin-left="0cm" fo:margin-right="0cm" fo:margin-top="1.251cm" fo:margin-bottom="0.499cm" style:contextual-spacing="false" fo:text-indent="0cm" style:auto-text-indent="false" fo:padding="0cm" fo:border="none"/>
    </style:style>
    <style:style style:name="P3" style:family="paragraph" style:parent-style-name="Text_20_body">
      <style:text-properties officeooo:paragraph-rsid="001d7a84"/>
    </style:style>
    <style:style style:name="P4" style:family="paragraph" style:parent-style-name="Text_20_body">
      <style:text-properties officeooo:paragraph-rsid="001f8d65"/>
    </style:style>
    <style:style style:name="P5" style:family="paragraph" style:parent-style-name="Text_20_body">
      <style:text-properties officeooo:paragraph-rsid="00235a65"/>
    </style:style>
    <style:style style:name="P6" style:family="paragraph" style:parent-style-name="Text_20_body">
      <style:text-properties officeooo:paragraph-rsid="0026e67d"/>
    </style:style>
    <style:style style:name="P7" style:family="paragraph" style:parent-style-name="Text_20_body">
      <style:text-properties officeooo:paragraph-rsid="00283179"/>
    </style:style>
    <style:style style:name="P8" style:family="paragraph" style:parent-style-name="Text_20_body">
      <style:text-properties officeooo:paragraph-rsid="00301411"/>
    </style:style>
    <style:style style:name="P9" style:family="paragraph" style:parent-style-name="Text_20_body">
      <style:text-properties officeooo:paragraph-rsid="00318b70"/>
    </style:style>
    <style:style style:name="P10" style:family="paragraph" style:parent-style-name="Text_20_body">
      <style:text-properties officeooo:paragraph-rsid="00326775"/>
    </style:style>
    <style:style style:name="P11" style:family="paragraph" style:parent-style-name="Text_20_body">
      <style:text-properties officeooo:rsid="0037f619" officeooo:paragraph-rsid="0037f619"/>
    </style:style>
    <style:style style:name="P12" style:family="paragraph" style:parent-style-name="Text_20_body">
      <style:text-properties fo:language="ru" fo:country="RU" officeooo:rsid="00251e66" officeooo:paragraph-rsid="00251e66"/>
    </style:style>
    <style:style style:name="P13" style:family="paragraph" style:parent-style-name="Text_20_body">
      <style:text-properties fo:language="en" fo:country="US" officeooo:rsid="00253e04"/>
    </style:style>
    <style:style style:name="P14" style:family="paragraph" style:parent-style-name="Text_20_body">
      <style:paragraph-properties style:writing-mode="lr-tb"/>
      <style:text-properties fo:language="ru" fo:country="RU" officeooo:rsid="001d7a84" officeooo:paragraph-rsid="001f8d65"/>
    </style:style>
    <style:style style:name="P15" style:family="paragraph" style:parent-style-name="Heading_20_1" style:list-style-name="WWNum2"/>
    <style:style style:name="P16" style:family="paragraph" style:parent-style-name="Heading_20_1" style:list-style-name="WWNum2">
      <style:text-properties officeooo:rsid="00283179" officeooo:paragraph-rsid="00283179"/>
    </style:style>
    <style:style style:name="P17" style:family="paragraph" style:parent-style-name="Heading_20_2" style:list-style-name="L1"/>
    <style:style style:name="P18" style:family="paragraph" style:parent-style-name="Heading_20_2" style:list-style-name="L1">
      <style:text-properties officeooo:paragraph-rsid="002e8cf4"/>
    </style:style>
    <style:style style:name="P19" style:family="paragraph" style:parent-style-name="Heading_20_2" style:list-style-name="L1">
      <style:text-properties officeooo:rsid="002e8cf4"/>
    </style:style>
    <style:style style:name="P20" style:family="paragraph" style:parent-style-name="Heading_20_2" style:list-style-name="L1">
      <style:text-properties officeooo:rsid="00326775" officeooo:paragraph-rsid="00326775"/>
    </style:style>
    <style:style style:name="P21" style:family="paragraph" style:parent-style-name="Heading_20_3" style:list-style-name="WWNum2">
      <style:paragraph-properties fo:margin-left="0cm" fo:margin-top="0cm" fo:margin-bottom="0.212cm" style:contextual-spacing="false" fo:text-indent="0cm" style:auto-text-indent="false" fo:break-before="page"/>
      <style:text-properties officeooo:paragraph-rsid="001b879b"/>
    </style:style>
    <style:style style:name="P22" style:family="paragraph" style:parent-style-name="Heading_20_3" style:list-style-name="WWNum2">
      <style:paragraph-properties fo:break-before="page"/>
      <style:text-properties officeooo:rsid="001d7a84" officeooo:paragraph-rsid="001d7a84"/>
    </style:style>
    <style:style style:name="P23" style:family="paragraph" style:parent-style-name="Титульный">
      <style:paragraph-properties fo:text-align="center" style:justify-single-word="false"/>
    </style:style>
    <style:style style:name="P24" style:family="paragraph" style:parent-style-name="Титульный" style:list-style-name="WWNum1"/>
    <style:style style:name="P25" style:family="paragraph" style:parent-style-name="Титульный" style:list-style-name="WWNum1">
      <style:text-properties fo:color="#000000" loext:opacity="100%"/>
    </style:style>
    <style:style style:name="P26" style:family="paragraph" style:parent-style-name="Титульный" style:list-style-name="WWNum1">
      <style:paragraph-properties fo:margin-top="0cm" fo:margin-bottom="0cm" style:contextual-spacing="false" fo:line-height="100%" fo:text-align="center" style:justify-single-word="false"/>
    </style:style>
    <style:style style:name="P27" style:family="paragraph" style:parent-style-name="Титульный" style:list-style-name="WWNum1">
      <style:paragraph-properties fo:line-height="100%" fo:text-align="center" style:justify-single-word="false"/>
    </style:style>
    <style:style style:name="P28" style:family="paragraph" style:parent-style-name="Титульный" style:list-style-name="WWNum1">
      <style:paragraph-properties fo:line-height="200%" fo:text-align="center" style:justify-single-word="false"/>
    </style:style>
    <style:style style:name="P29" style:family="paragraph" style:parent-style-name="Титульный" style:list-style-name="WWNum1">
      <style:paragraph-properties fo:line-height="100%" fo:text-align="center" style:justify-single-word="false"/>
      <style:text-properties fo:background-color="transparent"/>
    </style:style>
    <style:style style:name="P30" style:family="paragraph" style:parent-style-name="Титульный" style:list-style-name="WWNum1">
      <style:paragraph-properties fo:line-height="100%" fo:text-align="center" style:justify-single-word="false"/>
      <style:text-properties fo:language="ru" fo:country="RU" fo:font-weight="normal" officeooo:rsid="00158fed" officeooo:paragraph-rsid="00158fed" fo:background-color="transparent" style:font-name-asian="NSimSun" style:font-weight-asian="normal" style:font-name-complex="Arial" style:font-size-complex="12pt"/>
    </style:style>
    <style:style style:name="P31" style:family="paragraph" style:parent-style-name="Титульный" style:list-style-name="WWNum1">
      <style:paragraph-properties fo:line-height="100%" fo:text-align="center" style:justify-single-word="false"/>
      <style:text-properties fo:language="ru" fo:country="RU" fo:font-weight="normal" style:font-weight-asian="normal" style:font-size-complex="12pt"/>
    </style:style>
    <style:style style:name="P32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language="ru" fo:country="RU" fo:font-weight="normal" fo:background-color="transparent" loext:char-shading-value="0" style:font-weight-asian="normal" style:font-size-complex="12pt"/>
    </style:style>
    <style:style style:name="T3" style:family="text">
      <style:text-properties fo:color="#000000" loext:opacity="100%" fo:language="ru" fo:country="RU" fo:font-weight="normal" officeooo:rsid="0015d625" fo:background-color="transparent" loext:char-shading-value="0" style:font-weight-asian="normal" style:font-size-complex="12pt"/>
    </style:style>
    <style:style style:name="T4" style:family="text">
      <style:text-properties fo:color="#000000" loext:opacity="100%" fo:language="ru" fo:country="RU" fo:font-weight="normal" officeooo:rsid="00181d75" fo:background-color="transparent" loext:char-shading-value="0" style:font-weight-asian="normal" style:font-size-complex="12pt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weight-asian="normal" style:font-size-complex="12pt"/>
    </style:style>
    <style:style style:name="T7" style:family="text">
      <style:text-properties fo:language="ru" fo:country="RU" fo:font-weight="normal" officeooo:rsid="0015308a" style:font-weight-asian="normal" style:font-size-complex="12pt"/>
    </style:style>
    <style:style style:name="T8" style:family="text">
      <style:text-properties fo:language="ru" fo:country="RU" fo:font-weight="normal" style:font-name-asian="Liberation Serif1" style:font-weight-asian="normal" style:font-name-complex="Liberation Serif1" style:font-size-complex="12pt"/>
    </style:style>
    <style:style style:name="T9" style:family="text">
      <style:text-properties fo:language="ru" fo:country="RU" officeooo:rsid="00253e04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normal" officeooo:rsid="001431bf" style:font-name-asian="NSimSun" style:font-weight-asian="normal" style:font-name-complex="Arial" style:font-size-complex="12pt"/>
    </style:style>
    <style:style style:name="T12" style:family="text">
      <style:text-properties fo:language="en" fo:country="US" officeooo:rsid="00235a65"/>
    </style:style>
    <style:style style:name="T13" style:family="text">
      <style:text-properties fo:language="en" fo:country="US" officeooo:rsid="00253e04"/>
    </style:style>
    <style:style style:name="T14" style:family="text">
      <style:text-properties fo:language="en" fo:country="US" officeooo:rsid="00301411"/>
    </style:style>
    <style:style style:name="T15" style:family="text">
      <style:text-properties fo:language="en" fo:country="US" officeooo:rsid="00318b70"/>
    </style:style>
    <style:style style:name="T16" style:family="text">
      <style:text-properties fo:language="en" fo:country="US" officeooo:rsid="00336c99"/>
    </style:style>
    <style:style style:name="T17" style:family="text">
      <style:text-properties fo:language="en" fo:country="US" officeooo:rsid="003381d7"/>
    </style:style>
    <style:style style:name="T18" style:family="text">
      <style:text-properties fo:language="en" fo:country="US" officeooo:rsid="00386b69"/>
    </style:style>
    <style:style style:name="T19" style:family="text">
      <style:text-properties officeooo:rsid="001e9403"/>
    </style:style>
    <style:style style:name="T20" style:family="text">
      <style:text-properties officeooo:rsid="0029834c"/>
    </style:style>
    <style:style style:name="T21" style:family="text">
      <style:text-properties officeooo:rsid="002c316f"/>
    </style:style>
    <style:style style:name="T22" style:family="text">
      <style:text-properties loext:padding="0cm" loext:border="none"/>
    </style:style>
    <style:style style:name="T23" style:family="text">
      <style:text-properties officeooo:rsid="0038617f"/>
    </style:style>
    <style:style style:name="T24" style:family="text">
      <style:text-properties officeooo:rsid="003ccd1c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from-left" style:horizontal-rel="paragraph-content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ormula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cm" draw:fill="solid" draw:fill-color="#ffffff" draw:textarea-vertical-align="top" draw:auto-grow-height="false" fo:min-height="0.489cm" fo:min-width="3.321cm" fo:padding-top="0.15cm" fo:padding-bottom="0.15cm" fo:padding-left="0.15cm" fo:padding-right="0.15cm" fo:wrap-option="wrap" loext:decorative="false" fo:margin-left="0.201cm" fo:margin-right="0.201cm" fo:margin-top="0.201cm" fo:margin-bottom="0.201cm" style:run-through="foreground" style:wrap="parallel" style:number-wrapped-paragraphs="no-limit" style:wrap-contour="false" style:vertical-pos="bottom" style:vertical-rel="page-content" style:horizontal-pos="center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false" fo:min-height="3.41cm" fo:min-width="7.752cm" fo:padding-top="0.15cm" fo:padding-bottom="0.15cm" fo:padding-left="0.15cm" fo:padding-right="0.15cm" fo:wrap-option="wrap" loext:decorative="false" fo:margin-left="0.201cm" fo:margin-right="0.201cm" fo:margin-top="0.201cm" fo:margin-bottom="0.201cm" style:run-through="foreground" style:wrap="parallel" style:number-wrapped-paragraphs="no-limit" style:wrap-contour="false" style:vertical-pos="middle" style:vertical-rel="page-content" style:horizontal-pos="righ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list text:style-name="WWNum1">
        <text:list-item>
          <text:p text:style-name="P26" loext:marker-style-name="T6"><draw:custom-shape text:anchor-type="char" draw:z-index="1" draw:name="Врезка1" draw:style-name="gr1" draw:text-style-name="P32" svg:width="3.62cm" svg:height="0.787cm" svg:x="8.691cm" svg:y="22.11cm"><text:p text:style-name="P23" loext:marker-style-name="T1"><text:span text:style-name="T1">Саратов 2025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Врезка2" draw:style-name="gr2" draw:text-style-name="P32" svg:width="8.051cm" svg:height="3.708cm" svg:x="12.748cm" svg:y="9.696cm"><text:list text:style-name="WWNum1"><text:list-item><text:p text:style-name="P24" loext:marker-style-name="T1"><text:span text:style-name="T1">Студент: </text:span><text:span text:style-name="T2">Захаров.</text:span><text:span text:style-name="T4">А.М</text:span></text:p></text:list-item><text:list-item><text:p text:style-name="P25" loext:marker-style-name="T1"/></text:list-item><text:list-item><text:p text:style-name="P24" loext:marker-style-name="T1"><text:span text:style-name="T1">Преподаватель: </text:span><text:span text:style-name="T3">Пиминов.Д.А</text:span></text:p></text:list-item></text:list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6">Министерство науки и высшего образования Российской Федерации</text:span><text:span text:style-name="T6"/></text:p>
        </text:list-item>
        <text:list-item>
          <text:p text:style-name="P27" loext:marker-style-name="T6"><text:span text:style-name="T6">ФЕДЕРАЛЬНОЕ ГОСУДАРСТВЕННОЕ БЮДЖЕТНОЕ ОБРАЗОВАТЕЛЬНОЕ УЧРЕЖДЕНИЕ ВЫСШЕГО ОБРАЗОВАНИЯ «ИНСТИТУТ ПРИКЛАДНЫХ ИНФОРМАЦИОННЫХ ТИХНОЛОГИЙ И КОММУНИКАЦИЙ»</text:span><text:span text:style-name="T6"/></text:p>
        </text:list-item>
        <text:list-item>
          <text:p text:style-name="P28" loext:marker-style-name="T6"><text:span text:style-name="T6">(ИнПИТ)</text:span></text:p>
        </text:list-item>
        <text:list-item>
          <text:p text:style-name="P29"><text:span text:style-name="T7">ПРАКТИЧЕСКАЯ</text:span><text:span text:style-name="T6"> РАБОТА </text:span><text:span text:style-name="T8">№</text:span><text:span text:style-name="T11">1</text:span></text:p>
        </text:list-item>
        <text:list-item>
          <text:p text:style-name="P30">ТЕХНОЛОГИИ КОМПЬЮТЕРНОГО ЗРЕНИЯ</text:p>
        </text:list-item>
        <text:list-item>
          <text:p text:style-name="P31" loext:marker-style-name="T6"/>
        </text:list-item>
        <text:list-item>
          <text:p text:style-name="P31" loext:marker-style-name="T6"/>
        </text:list-item>
        <text:list-item>
          <text:p text:style-name="P31" loext:marker-style-name="T6"/>
        </text:list-item>
        <text:list-item>
          <text:p text:style-name="P31" loext:marker-style-name="T6"/>
        </text:list-item>
        <text:list-item>
          <text:p text:style-name="P31" loext:marker-style-name="T6"/>
        </text:list-item>
        <text:list-item>
          <text:p text:style-name="P31" loext:marker-style-name="T6"/>
        </text:list-item>
        <text:list-item>
          <text:p text:style-name="P31" loext:marker-style-name="T6"/>
        </text:list-item>
        <text:list-item>
          <text:p text:style-name="P24"/>
        </text:list-item>
        <text:list-item>
          <text:p text:style-name="P24"/>
        </text:list-item>
        <text:list-item>
          <text:p text:style-name="P24"/>
        </text:list-item>
        <text:list-item>
          <text:p text:style-name="P24"><text:line-break/><text:line-break/></text:p>
        </text:list-item>
      </text:list>
      <text:list text:style-name="WWNum2">
        <text:list-item>
          <text:list>
            <text:list-item>
              <text:list>
                <text:list-item>
                  <text:h text:style-name="P22" text:outline-level="3">Введение</text:h>
                </text:list-item>
              </text:list>
            </text:list-item>
          </text:list>
        </text:list-item>
      </text:list>
      <text:p text:style-name="P3"><text:tab/>В рамках данной практической работы будет проведён анализ цифровых изображений с различной глубиной цвета для выявления влияния глубины цвета на качество визуального восприятия. Также будет рассмотрено понятие EXIF и его роль в хранении метаданных изображения. Работа включает изучение яркостных преобразований, их видов и влияния на обработку изображений, а также анализ гистограмм как средства представления распределения яркости. Кроме того, будет выполнено ознакомление с форматами изображений и методами сжатия без потерь, что позволит сформировать полное представление о современных подходах к качественной обработке и хранению цифровых изображений. </text:p>
      <text:list text:continue-numbering="true" text:style-name="WWNum2">
        <text:list-item>
          <text:list>
            <text:list-item>
              <text:list>
                <text:list-item>
                  <text:h text:style-name="P21" text:outline-level="3">Основная часть</text:h>
                </text:list-item>
              </text:list>
            </text:list-item>
          </text:list>
        </text:list-item>
      </text:list>
      <text:p text:style-name="P14" loext:marker-style-name="T5"><text:tab/></text:p>
      <text:list xml:id="list113728194371862" text:continue-numbering="true" text:style-name="WWNum2">
        <text:list-item>
          <text:h text:style-name="P15" text:outline-level="1">Понятие Яркостных преобразований</text:h>
        </text:list-item>
      </text:list>
      <text:p text:style-name="P6">Яркостные преобразования — это класс методов обработки изображений, которые изменяют значения яркости пикселей с целью улучшения визуального восприятия, повышения контраста, устранения шумов или выделения деталей. В основе яркостных преобразований лежит изменение передаточной функции яркости, которая связывает исходные значения яркости с новыми значениями.</text:p>
      <text:p text:style-name="P6">Яркостные преобразования применяются для повышения качества изображений, улучшения их восприятия человеком или оптимизации для последующего анализа.</text:p>
      <text:p text:style-name="P6"><text:s/>К типичным яркостным преобразованиям относятся:</text:p>
      <text:list text:style-name="L1">
        <text:list-item>
          <text:list>
            <text:list-item>
              <text:h text:style-name="P17" text:outline-level="2">Глубина цвета</text:h>
            </text:list-item>
          </text:list>
        </text:list-item>
      </text:list>
      <text:p text:style-name="P14" loext:marker-style-name="T5"><text:span text:style-name="T19">В первую очередь необходимо разобраться с понятием глубина цвета. Глубина цвета - это количество бит, используемых для кодирования цвета одного пикселя в изображении или видео. Она показывает, сколько оттенков и цветов может быть воспроизведено, чем больше бит — тем больше возможных цветов и тем точнее передается цвет изображения. Например, 8-битная глубина цвета </text:span><text:soft-page-break/><text:span text:style-name="T19">означает 256 оттенков на каждый цветовой канал (красный, зеленый, синий), а 24-битная (8 бит на каждый из трех каналов) дает возможность отображать примерно 16 миллионов цветов. В целом, глубина цвета отвечает за качество и точность цветопередачи изображения на экране или в файле.</text:span></text:p>
      <text:list text:continue-numbering="true" text:style-name="L1">
        <text:list-item>
          <text:list>
            <text:list-item>
              <text:h text:style-name="P17" text:outline-level="2">Термин <text:span text:style-name="T10">DPI</text:span></text:h>
            </text:list-item>
          </text:list>
        </text:list-item>
      </text:list>
      <text:p text:style-name="P4"><text:tab/>DPI (dots per inch) — это показатель, который обозначает количество точек, умещающихся на одном дюйме поверхности. В контексте экранов и печати DPI показывает разрешающую способность устройства: сколько точек (пикселей или печатных капель) содержится на линейном дюйме. Чем выше значение DPI, тем более четким и детализированным будет изображение или печать. Например, высокое DPI на экране означает маленькие пиксели, что приводит к четкому и гладкому изображению. Для принтеров высокий DPI указывает на более плотное расположение капель краски, что улучшает качество отпечатков.</text:p>
      <text:list text:continue-numbering="true" text:style-name="L1">
        <text:list-item>
          <text:list>
            <text:list-item>
              <text:h text:style-name="P17" text:outline-level="2">ISO</text:h>
            </text:list-item>
          </text:list>
        </text:list-item>
      </text:list>
      <text:p text:style-name="P5"><text:span text:style-name="T12">ISO — это параметр, который определяет светочувствительность матрицы цифровой камеры или пленки в пленочной фотографии. ISO влияет на яркость изображения при одной и той же экспозиции, позволяя камере быть более или менее чувствительной к свету. Чем выше значение ISO, тем ярче получится снимок при заданных выдержке и диафрагме, что полезно при съемке в условиях низкой освещенности. Однако увеличение ISO сопровождается ростом цифрового шума (зернистости) на изображении, что снижает качество картинки. Обычно базовое значение ISO составляет около 100, а значения могут </text:span><text:soft-page-break/><text:span text:style-name="T12">достигать нескольких тысяч, но высокие ISO часто ухудшают четкость и цветопередачу. ISO является одной из трех составляющих "треугольника экспозиции" вместе с выдержкой и диафрагмой, и выбор правильного ISO помогает оптимально сбалансировать освещенность и качество изображения.</text:span></text:p>
      <text:list text:continue-numbering="true" text:style-name="L1">
        <text:list-item>
          <text:list>
            <text:list-item>
              <text:h text:style-name="P18" text:outline-level="2">Линейная коррекция</text:h>
            </text:list-item>
          </text:list>
        </text:list-item>
      </text:list>
      <text:p text:style-name="P12"><text:s/>Линейная коррекция — это метод обработки изображений, который используется для растяжения (или сжатия) диапазона яркостей пикселей на изображении, чтобы улучшить контраст и распределение тонов. Она помогает компенсировать узкий диапазон яркостей и сделать изображение визуально более выразительным.<text:tab/></text:p>
      <text:p text:style-name="P12"><draw:frame draw:style-name="fr1" draw:name="Врезка6" text:anchor-type="as-char" svg:y="-1.445cm" svg:width="10.359cm" draw:z-index="10"><draw:text-box fo:min-height="2.385cm"><text:p text:style-name="Формула"><draw:frame draw:style-name="fr3" draw:name="Объект4" text:anchor-type="paragraph" svg:width="10.359cm" svg:height="2.385cm" style:rel-height="scale" draw:z-index="11"><draw:object xlink:href="./Object 4" xlink:type="simple" xlink:show="embed" xlink:actuate="onLoad"/><draw:image xlink:href="./ObjectReplacements/Object 4" xlink:type="simple" xlink:show="embed" xlink:actuate="onLoad"/></draw:frame>Формула <text:sequence text:ref-name="refФормула0" text:name="Формула" text:formula="ooow:Формула+1" style:num-format="1">1</text:sequence>: Формула линейной коррекции</text:p></draw:text-box></draw:frame></text:p>
      <text:list text:continue-numbering="true" text:style-name="L1">
        <text:list-item>
          <text:list>
            <text:list-item>
              <text:h text:style-name="P19" text:outline-level="2">Логарифмическая коррекция</text:h>
            </text:list-item>
          </text:list>
        </text:list-item>
      </text:list>
      <text:p text:style-name="P8"><text:tab/>Логарифмическая коррекция изображения — это амплитудное нелинейное преобразование яркости пикселей, описываемое формулой вида<text:span text:style-name="T14">:</text:span></text:p>
      <text:p text:style-name="P9"><draw:frame draw:style-name="fr2" draw:name="Врезка3" text:anchor-type="paragraph" svg:x="3.12cm" svg:y="0.385cm" svg:width="10.691cm" draw:z-index="4"><draw:text-box fo:min-height="3.646cm"><text:p text:style-name="Формула"><draw:frame draw:style-name="fr3" draw:name="Объект1" text:anchor-type="paragraph" svg:width="2.642cm" svg:height="0.51cm" style:rel-height="scale" draw:z-index="5"><draw:object xlink:href="./Object 1" xlink:type="simple" xlink:show="embed" xlink:actuate="onLoad"/><draw:image xlink:href="./ObjectReplacements/Object 1" xlink:type="simple" xlink:show="embed" xlink:actuate="onLoad"/></draw:frame>Формула <text:sequence text:ref-name="refФормула1" text:name="Формула" text:formula="ooow:Формула+1" style:num-format="1">2</text:sequence>: амплитудное нелинейное преобразование яркости пикселей </text:p><text:p text:style-name="Формула"/></draw:text-box></draw:frame><text:soft-page-break/>где c — константа, а <text:s/><text:span text:style-name="T15">r</text:span> — входное значение яркости. Это преобразование позволяет сжать динамический диапазон изображения, особенно когда в нем большие вариации яркости, растягивая при этом низкие значения яркости и сжимая высокие. В результате детали в темных областях становятся более заметными, а диапазон ярких участков сжимается.</text:p>
      <text:list text:continue-numbering="true" text:style-name="L1">
        <text:list-item>
          <text:list>
            <text:list-item>
              <text:h text:style-name="P20" text:outline-level="2">Гамма — коррекция</text:h>
            </text:list-item>
          </text:list>
        </text:list-item>
      </text:list>
      <text:p text:style-name="P10"><text:tab/>Гамма-коррекция — это нелинейное преобразование яркости изображения, которое используется для компенсации нелинейной реакции устройств отображения (например, мониторов) и улучшения визуального восприятия. Она изменяет значения яркости пикселей по степенной функции. </text:p>
      <text:p text:style-name="P10"><text:tab/><draw:frame draw:style-name="fr1" draw:name="Врезка4" text:anchor-type="as-char" svg:y="-0.437cm" svg:width="9.703cm" draw:z-index="6"><draw:text-box fo:min-height="3.836cm"><text:p text:style-name="Формула"><draw:frame draw:style-name="fr3" draw:name="Объект2" text:anchor-type="paragraph" svg:width="2.415cm" svg:height="0.529cm" style:rel-height="scale" draw:z-index="7"><draw:object xlink:href="./Object 2" xlink:type="simple" xlink:show="embed" xlink:actuate="onLoad"/><draw:image xlink:href="./ObjectReplacements/Object 2" xlink:type="simple" xlink:show="embed" xlink:actuate="onLoad"/></draw:frame>Формула <text:sequence text:ref-name="refФормула2" text:name="Формула" text:formula="ooow:Формула+1" style:num-format="1">3</text:sequence>: Основная формула гамма-коррекции</text:p></draw:text-box></draw:frame></text:p>
      <text:p text:style-name="P10"><text:span text:style-name="T22">Vin</text:span>— входное значение яркости (обычно в диапазоне от 0 до 1),<text:span text:style-name="T16">Vout</text:span>— выходное значение яркости после коррекции, <text:span text:style-name="T16">A</text:span>— коэффициент <text:soft-page-break/>масштабирования (часто равен 1), <text:span text:style-name="T16">r </text:span>— показатель гаммы, характеризующий степень нелинейности. При <text:span text:style-name="T16">r=1 </text:span>характеристика линейна, при <text:span text:style-name="T16">r&gt;1 </text:span>яркость тёмных участков уменьшается, а при <text:span text:style-name="T17">r&lt;1</text:span>— уменьшается яркость светлых участков, увеличивается детализация теней. </text:p>
      <text:list text:continue-numbering="true" text:style-name="L1">
        <text:list-item>
          <text:list>
            <text:list-item>
              <text:h text:style-name="P17" text:outline-level="2">В градации серого </text:h>
            </text:list-item>
          </text:list>
        </text:list-item>
      </text:list>
      <text:p text:style-name="P11">Преобразование цветного изображения в изображение в градациях серого работает путем перевода цветового пространства (обычно RGB) в одноканальное изображение, которое содержит только информацию о яркости, без цветовой составляющей. Часто для этого используется формула, которая учитывает разные восприятия яркости человеческим глазом для красного, зеленого и синего каналов. </text:p>
      <text:p text:style-name="P11"><draw:frame draw:style-name="fr1" draw:name="Врезка5" text:anchor-type="as-char" svg:y="-0.377cm" svg:width="13.882cm" draw:z-index="8"><draw:text-box fo:min-height="2.353cm"><text:p text:style-name="Формула"><draw:frame draw:style-name="fr3" draw:name="Объект3" text:anchor-type="paragraph" svg:width="5.847cm" svg:height="0.469cm" style:rel-height="scale" draw:z-index="9"><draw:object xlink:href="./Object 3" xlink:type="simple" xlink:show="embed" xlink:actuate="onLoad"/><draw:image xlink:href="./ObjectReplacements/Object 3" xlink:type="simple" xlink:show="embed" xlink:actuate="onLoad"/></draw:frame>Формула <text:sequence text:ref-name="refФормула3" text:name="Формула" text:formula="ooow:Формула+1" style:num-format="1">4</text:sequence>: Преобразование в градациях серого <text:span text:style-name="T24">(пример с константами , определяющимися свойствами восприятия человеческого зрения)</text:span></text:p></draw:text-box></draw:frame></text:p>
      <text:p text:style-name="P11"><text:tab/><text:span text:style-name="T23">Г</text:span>де коэффициенты отражают чувствительность человеческого глаза к разным цветам — зеленый воспринимается ярче и весит больше, красный и синий делятся меньшей долей. Полученное значение <text:span text:style-name="T18">Y </text:span>становится яркостью пикселя в сером изображении.</text:p>
      <text:p text:style-name="P2">В результате уменьшается количество данных с трех каналов на один, сохраняются детали изображения в плане светлоты, но удаляется цветовая <text:soft-page-break/>информация. Это используется для упрощения обработки, уменьшения размера файлов и особых художественных целей.</text:p>
      <text:p text:style-name="P11"/>
      <text:list text:continue-list="list113728194371862" text:style-name="WWNum2">
        <text:list-item>
          <text:list>
            <text:list-item>
              <text:h text:style-name="P15" text:outline-level="1"><text:span text:style-name="T9">Формат </text:span><text:span text:style-name="T13">EXIF</text:span></text:h>
            </text:list-item>
          </text:list>
        </text:list-item>
      </text:list>
      <text:p text:style-name="P13"><text:tab/>EXIF (Exchangeable Image File Format) — это стандарт метаданных, который позволяет добавлять к изображениям дополнительную информацию о параметрах съемки и условиях, при которых был сделан снимок. В этих метаданных хранятся данные о дате и времени съемки, модели камеры и объектива, настройках экспозиции (выдержка, диафрагма, ISO), использовании вспышки, а также геолокационные координаты, если включен GPS. Область применения EXIF в основном связана с цифровой фотографией и позволяет фотографам анализировать параметры снимков для улучшения навыков, упрощать каталогизацию и поиск фотографий, а также автоматизировать процессы обработки и печати. Метаданные EXIF также полезны для проверки подлинности и истории фотографии.</text:p>
      <text:list text:continue-numbering="true" text:style-name="WWNum2">
        <text:list-item>
          <text:h text:style-name="P16" text:outline-level="1">Гистограмма изображения </text:h>
        </text:list-item>
      </text:list>
      <text:p text:style-name="P7"><text:tab/>Гистограмма изображения — это график, который отображает распределение яркости пикселей на изображении. На горизонтальной оси гистограммы показан диапазон яркостей от самого темного (черного) до самого светлого (белого), а по вертикальной оси — количество пикселей с соответствующей яркостью. Чем выше столбик, тем больше пикселей данного <text:soft-page-break/>уровня яркости на изображении. Гистограмма позволяет визуально оценить: Общее распределение светлых, средних по яркости и темных тонов на изображении, <text:s/><text:span text:style-name="T20">к</text:span>онтрастность изображения <text:span text:style-name="T20">(</text:span>наличие широкого или узкого диапазона яркости<text:span text:style-name="T20">). в</text:span>озможные проблемы с экспозицией <text:span text:style-name="T20">(</text:span>недоэкспонирование. <text:span text:style-name="T20">Г</text:span>истограмма смещена влево, много темных тонов, переэкспонирование: смещена вправо, много светлых точек), <text:span text:style-name="T21">п</text:span>отерю деталей в тенях или светах, если края гистограммы "загружены" сильно слева или справа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1.251cm" fo:margin-bottom="0cm" style:contextual-spacing="false" fo:line-height="150%" fo:text-align="justify" style:justify-single-word="false" fo:orphans="2" fo:widows="2" fo:hyphenation-ladder-count="no-limit" style:writing-mode="lr-tb">
        <style:tab-stops>
          <style:tab-stop style:position="1.25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NSimSun" style:font-family-asian="NSimSun" style:font-family-generic-asian="system" style:font-pitch-asian="variable" style:font-size-asian="14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1.251cm" fo:margin-bottom="0cm" style:contextual-spacing="false" fo:line-height="150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Num2" style:list-level="1" style:class="text">
      <style:paragraph-properties fo:margin-top="0.423cm" fo:margin-bottom="0.212cm" style:contextual-spacing="false" fo:text-indent="1.251cm" style:auto-text-indent="false"/>
      <style:text-properties fo:font-size="16pt" fo:font-weight="bold" style:font-size-asian="14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Num2" style:list-level="2" style:class="text">
      <style:paragraph-properties fo:margin-top="0.353cm" fo:margin-bottom="0.212cm" style:contextual-spacing="false" fo:text-indent="1.251cm" style:auto-text-indent="false"/>
      <style:text-properties fo:font-size="15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2" style:list-level="3" style:class="text">
      <style:paragraph-properties fo:margin-top="0.247cm" fo:margin-bottom="0.212cm" style:contextual-spacing="false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итульный" style:family="paragraph">
      <style:paragraph-properties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Drawing" style:family="paragraph" style:parent-style-name="Caption" style:class="extra"/>
    <style:style style:name="Формула" style:family="paragraph" style:parent-style-name="Caption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margin-top="1.251cm" fo:margin-bottom="0cm" style:contextual-spacing="false"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31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6cm" fo:margin-left="0cm" fo:margin-right="0cm" fo:margin-top="2.49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"/><text:page-number text:select-page="current">9</text:page-number><text:bookmark-end text:name="PageNumWizard_FOOTER_Базовый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30T21:52:49.412000000</meta:creation-date>
    <dc:language>ru-RU</dc:language>
    <dc:date>2025-10-27T11:37:27.135000000</dc:date>
    <meta:editing-cycles>66</meta:editing-cycles>
    <meta:editing-duration>PT2H42M37S</meta:editing-duration>
    <meta:generator>LibreOffice/7.6.2.1$Windows_X86_64 LibreOffice_project/56f7684011345957bbf33a7ee678afaf4d2ba333</meta:generator>
    <meta:document-statistic meta:table-count="0" meta:image-count="0" meta:object-count="4" meta:page-count="9" meta:paragraph-count="47" meta:word-count="996" meta:character-count="7908" meta:non-whitespace-character-count="6923"/>
    <meta:user-defined meta:name="AppVersion">15.0000</meta:user-defined>
  </office:meta>
</office:document-meta>
</file>

<file path=Object 1/content.xml><?xml version="1.0" encoding="utf-8"?>
<math xmlns="http://www.w3.org/1998/Math/MathML" display="block">
  <semantics>
    <mrow>
      <mrow>
        <mi>s</mi>
        <mo stretchy="false">=</mo>
        <mrow>
          <mi>c</mi>
          <mo stretchy="false">∗</mo>
          <mi>log</mi>
        </mrow>
      </mrow>
      <mrow>
        <mo fence="true" form="prefix" stretchy="false">(</mo>
        <mrow>
          <mrow>
            <mn>1</mn>
            <mo stretchy="false">+</mo>
            <mi>r</mi>
          </mrow>
        </mrow>
        <mo fence="true" form="postfix" stretchy="false">)</mo>
      </mrow>
    </mrow>
    <annotation encoding="StarMath 5.0">s = c * log( 1 + r ) </annotation>
  </semantics>
</math>
</file>

<file path=Object 2/content.xml><?xml version="1.0" encoding="utf-8"?>
<math xmlns="http://www.w3.org/1998/Math/MathML" display="block">
  <semantics>
    <mrow>
      <mi mathvariant="italic">Vout</mi>
      <mo stretchy="false">=</mo>
      <mrow>
        <mi>A</mi>
        <mo stretchy="false">∗</mo>
        <msup>
          <mi mathvariant="italic">Vin</mi>
          <mi>r</mi>
        </msup>
      </mrow>
    </mrow>
    <annotation encoding="StarMath 5.0">Vout = A * Vin^r</annotation>
  </semantics>
</math>
</file>

<file path=Object 3/content.xml><?xml version="1.0" encoding="utf-8"?>
<math xmlns="http://www.w3.org/1998/Math/MathML" display="block">
  <semantics>
    <mrow>
      <mi>Y</mi>
      <mo stretchy="false">=</mo>
      <mrow>
        <mrow>
          <mn>0.299</mn>
          <mo stretchy="false">∗</mo>
          <mi>R</mi>
        </mrow>
        <mo stretchy="false">+</mo>
        <mrow>
          <mn>0.587</mn>
          <mo stretchy="false">∗</mo>
          <mi>G</mi>
        </mrow>
        <mo stretchy="false">+</mo>
        <mrow>
          <mn>0.114</mn>
          <mo stretchy="false">∗</mo>
          <mi>B</mi>
        </mrow>
      </mrow>
    </mrow>
    <annotation encoding="StarMath 5.0">Y = 0.299 * R + 0.587 * G + 0.114 * B</annotation>
  </semantics>
</math>
</file>

<file path=Object 4/content.xml><?xml version="1.0" encoding="utf-8"?>
<math xmlns="http://www.w3.org/1998/Math/MathML" display="block">
  <semantics>
    <mrow>
      <msup>
        <mi>f</mi>
        <mrow>
          <mo stretchy="false">−</mo>
          <mn>1</mn>
        </mrow>
      </msup>
      <mrow>
        <mrow>
          <mo fence="true" form="prefix" stretchy="false">(</mo>
          <mrow>
            <mi>y</mi>
          </mrow>
          <mo fence="true" form="postfix" stretchy="false">)</mo>
        </mrow>
        <mo stretchy="false">=</mo>
        <mfrac>
          <mrow>
            <mrow>
              <mo fence="true" form="prefix" stretchy="false">(</mo>
              <mrow>
                <mrow>
                  <mi>y</mi>
                  <mo stretchy="false">−</mo>
                  <msub>
                    <mi>y</mi>
                    <mi mathvariant="italic">max</mi>
                  </msub>
                </mrow>
              </mrow>
              <mo fence="true" form="postfix" stretchy="false">)</mo>
            </mrow>
            <mo stretchy="false">∗</mo>
            <mrow>
              <mo fence="true" form="prefix" stretchy="false">(</mo>
              <mrow>
                <mrow>
                  <mn>255</mn>
                  <mo stretchy="false">−</mo>
                  <mn>0</mn>
                </mrow>
              </mrow>
              <mo fence="true" form="postfix" stretchy="false">)</mo>
            </mrow>
          </mrow>
          <mrow>
            <mo fence="true" form="prefix" stretchy="false">(</mo>
            <mrow>
              <mrow>
                <msub>
                  <mi>y</mi>
                  <mi mathvariant="italic">max</mi>
                </msub>
                <mo stretchy="false">−</mo>
                <msub>
                  <mi>y</mi>
                  <mi mathvariant="italic">min</mi>
                </msub>
              </mrow>
            </mrow>
            <mo fence="true" form="postfix" stretchy="false">)</mo>
          </mrow>
        </mfrac>
      </mrow>
    </mrow>
    <annotation encoding="StarMath 5.0">f^-1(y)  =  ( y -y_max )*( 255-0 )over( y_max-y_min ) </annotation>
  </semantics>
</math>
</file>